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27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18" style:family="table-cell" style:parent-style-name="Default" style:data-style-name="N113"/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36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42" style:family="table-cell" style:parent-style-name="Default" style:data-style-name="N3">
      <style:text-properties fo:color="#0000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table:style-name="ce36" office:value-type="string" calcext:value-type="string">
            <text:p>損益</text:p>
          </table:table-cell>
          <table:table-cell table:style-name="ce44" office:value-type="string" calcext:value-type="string">
            <text:p>買</text:p>
          </table:table-cell>
          <table:table-cell table:style-name="ce44" office:value-type="string" calcext:value-type="string">
            <text:p>売</text:p>
          </table:table-cell>
          <table:table-cell table:style-name="ce4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ジーエヌアイグループ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キリンＨＤ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ブロンコビリー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ラクス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スマレジ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大平洋金属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613" calcext:value-type="float">
            <text:p>8613</text:p>
          </table:table-cell>
          <table:table-cell office:value-type="string" calcext:value-type="string">
            <text:p>丸三証券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585" calcext:value-type="float">
            <text:p>27,585.0</text:p>
          </table:table-cell>
          <table:table-cell office:value-type="float" office:value="27685" calcext:value-type="float">
            <text:p>27,685.0</text:p>
          </table:table-cell>
          <table:table-cell table:style-name="ce42" table:formula="of:=[.D125]*([.F125]-[.E125])" office:value-type="float" office:value="10000" calcext:value-type="float">
            <text:p>10,000</text:p>
          </table:table-cell>
          <table:table-cell table:style-name="ce33"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624.4" calcext:value-type="float">
            <text:p>27,624.4</text:p>
          </table:table-cell>
          <table:table-cell office:value-type="float" office:value="27725" calcext:value-type="float">
            <text:p>27,725.0</text:p>
          </table:table-cell>
          <table:table-cell table:style-name="ce42" table:formula="of:=[.D126]*([.F126]-[.E126])" office:value-type="float" office:value="10059.9999999999" calcext:value-type="float">
            <text:p>10,06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644.2" calcext:value-type="float">
            <text:p>27,644.2</text:p>
          </table:table-cell>
          <table:table-cell office:value-type="float" office:value="27650" calcext:value-type="float">
            <text:p>27,650.0</text:p>
          </table:table-cell>
          <table:table-cell table:style-name="ce42" table:formula="of:=[.D127]*([.F127]-[.E127])" office:value-type="float" office:value="579.999999999927" calcext:value-type="float">
            <text:p>58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734.5" calcext:value-type="float">
            <text:p>27,734.5</text:p>
          </table:table-cell>
          <table:table-cell office:value-type="float" office:value="27785" calcext:value-type="float">
            <text:p>27,785.0</text:p>
          </table:table-cell>
          <table:table-cell table:style-name="ce42" table:formula="of:=[.D128]*([.F128]-[.E128])" office:value-type="float" office:value="5050" calcext:value-type="float">
            <text:p>5,05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829.1" calcext:value-type="float">
            <text:p>27,829.1</text:p>
          </table:table-cell>
          <table:table-cell office:value-type="float" office:value="27880" calcext:value-type="float">
            <text:p>27,880.0</text:p>
          </table:table-cell>
          <table:table-cell table:style-name="ce42" table:formula="of:=[.D129]*([.F129]-[.E129])" office:value-type="float" office:value="5090.00000000015" calcext:value-type="float">
            <text:p>5,09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35" calcext:value-type="float">
            <text:p>27,935.0</text:p>
          </table:table-cell>
          <table:table-cell office:value-type="float" office:value="27965" calcext:value-type="float">
            <text:p>27,965.0</text:p>
          </table:table-cell>
          <table:table-cell table:style-name="ce42" table:formula="of:=[.D130]*([.F130]-[.E130])" office:value-type="float" office:value="3000" calcext:value-type="float">
            <text:p>3,00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8004.4" calcext:value-type="float">
            <text:p>28,004.4</text:p>
          </table:table-cell>
          <table:table-cell office:value-type="float" office:value="28010" calcext:value-type="float">
            <text:p>28,010.0</text:p>
          </table:table-cell>
          <table:table-cell table:style-name="ce42" table:formula="of:=[.D131]*([.F131]-[.E131])" office:value-type="float" office:value="559.999999999855" calcext:value-type="float">
            <text:p>56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8050" calcext:value-type="float">
            <text:p>28,050.0</text:p>
          </table:table-cell>
          <table:table-cell office:value-type="float" office:value="28070.6" calcext:value-type="float">
            <text:p>28,070.6</text:p>
          </table:table-cell>
          <table:table-cell table:style-name="ce42" table:formula="of:=[.D132]*([.F132]-[.E132])" office:value-type="float" office:value="2059.99999999985" calcext:value-type="float">
            <text:p>2,060</text:p>
          </table:table-cell>
          <table:table-cell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80" calcext:value-type="float">
            <text:p>27,980.0</text:p>
          </table:table-cell>
          <table:table-cell office:value-type="float" office:value="28000.9" calcext:value-type="float">
            <text:p>28,000.9</text:p>
          </table:table-cell>
          <table:table-cell table:style-name="ce42" table:formula="of:=[.D133]*([.F133]-[.E133])" office:value-type="float" office:value="2090.00000000015" calcext:value-type="float">
            <text:p>2,090</text:p>
          </table:table-cell>
          <table:table-cell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8000" calcext:value-type="float">
            <text:p>28,000.0</text:p>
          </table:table-cell>
          <table:table-cell office:value-type="float" office:value="28000.3" calcext:value-type="float">
            <text:p>28,000.3</text:p>
          </table:table-cell>
          <table:table-cell table:style-name="ce42" table:formula="of:=[.D134]*([.F134]-[.E134])" office:value-type="float" office:value="29.9999999999272" calcext:value-type="float">
            <text:p>30</text:p>
          </table:table-cell>
          <table:table-cell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8024.8" calcext:value-type="float">
            <text:p>28,024.8</text:p>
          </table:table-cell>
          <table:table-cell office:value-type="float" office:value="28030" calcext:value-type="float">
            <text:p>28,030.0</text:p>
          </table:table-cell>
          <table:table-cell table:style-name="ce42" table:formula="of:=[.D135]*([.F135]-[.E135])" office:value-type="float" office:value="520.000000000073" calcext:value-type="float">
            <text:p>520</text:p>
          </table:table-cell>
          <table:table-cell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80" calcext:value-type="float">
            <text:p>27,980.0</text:p>
          </table:table-cell>
          <table:table-cell office:value-type="float" office:value="28001.9" calcext:value-type="float">
            <text:p>28,001.9</text:p>
          </table:table-cell>
          <table:table-cell table:style-name="ce42" table:formula="of:=[.D136]*([.F136]-[.E136])" office:value-type="float" office:value="2190.00000000015" calcext:value-type="float">
            <text:p>2,19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04.7" calcext:value-type="float">
            <text:p>27,904.7</text:p>
          </table:table-cell>
          <table:table-cell office:value-type="float" office:value="27775" calcext:value-type="float">
            <text:p>27,775.0</text:p>
          </table:table-cell>
          <table:table-cell table:style-name="ce42" table:formula="of:=[.D137]*([.F137]-[.E137])" office:value-type="float" office:value="-12970.0000000001" calcext:value-type="float">
            <text:p>-12,97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734.6" calcext:value-type="float">
            <text:p>27,734.6</text:p>
          </table:table-cell>
          <table:table-cell office:value-type="float" office:value="27760" calcext:value-type="float">
            <text:p>27,760.0</text:p>
          </table:table-cell>
          <table:table-cell table:style-name="ce42" table:formula="of:=[.D138]*([.F138]-[.E138])" office:value-type="float" office:value="2540.00000000015" calcext:value-type="float">
            <text:p>2,54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694.8" calcext:value-type="float">
            <text:p>27,694.8</text:p>
          </table:table-cell>
          <table:table-cell office:value-type="float" office:value="27725" calcext:value-type="float">
            <text:p>27,725.0</text:p>
          </table:table-cell>
          <table:table-cell table:style-name="ce42" table:formula="of:=[.D139]*([.F139]-[.E139])" office:value-type="float" office:value="3020.00000000007" calcext:value-type="float">
            <text:p>3,02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799.7" calcext:value-type="float">
            <text:p>27,799.7</text:p>
          </table:table-cell>
          <table:table-cell office:value-type="float" office:value="27820" calcext:value-type="float">
            <text:p>27,820.0</text:p>
          </table:table-cell>
          <table:table-cell table:style-name="ce42" table:formula="of:=[.D140]*([.F140]-[.E140])" office:value-type="float" office:value="2029.99999999993" calcext:value-type="float">
            <text:p>2,03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848.2" calcext:value-type="float">
            <text:p>27,848.2</text:p>
          </table:table-cell>
          <table:table-cell office:value-type="float" office:value="27900" calcext:value-type="float">
            <text:p>27,900.0</text:p>
          </table:table-cell>
          <table:table-cell table:style-name="ce42" table:formula="of:=[.D141]*([.F141]-[.E141])" office:value-type="float" office:value="5179.99999999993" calcext:value-type="float">
            <text:p>5,18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03.3" calcext:value-type="float">
            <text:p>27,903.3</text:p>
          </table:table-cell>
          <table:table-cell office:value-type="float" office:value="27905" calcext:value-type="float">
            <text:p>27,905.0</text:p>
          </table:table-cell>
          <table:table-cell table:style-name="ce42" table:formula="of:=[.D142]*([.F142]-[.E142])" office:value-type="float" office:value="170.000000000073" calcext:value-type="float">
            <text:p>17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43.2" calcext:value-type="float">
            <text:p>27,943.2</text:p>
          </table:table-cell>
          <table:table-cell office:value-type="float" office:value="27970" calcext:value-type="float">
            <text:p>27,970.0</text:p>
          </table:table-cell>
          <table:table-cell table:style-name="ce42" table:formula="of:=[.D143]*([.F143]-[.E143])" office:value-type="float" office:value="2679.99999999993" calcext:value-type="float">
            <text:p>2,680</text:p>
          </table:table-cell>
          <table:table-cell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43.2" calcext:value-type="float">
            <text:p>27,943.2</text:p>
          </table:table-cell>
          <table:table-cell office:value-type="float" office:value="27970" calcext:value-type="float">
            <text:p>27,970.0</text:p>
          </table:table-cell>
          <table:table-cell table:style-name="ce42" table:formula="of:=[.D144]*([.F144]-[.E144])" office:value-type="float" office:value="2679.99999999993" calcext:value-type="float">
            <text:p>2,680</text:p>
          </table:table-cell>
          <table:table-cell table:style-name="ce43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7940" calcext:value-type="float">
            <text:p>27,940.0</text:p>
          </table:table-cell>
          <table:table-cell office:value-type="float" office:value="28000" calcext:value-type="float">
            <text:p>28,000.0</text:p>
          </table:table-cell>
          <table:table-cell table:style-name="ce42" table:formula="of:=[.D145]*([.F145]-[.E145])" office:value-type="float" office:value="6000" calcext:value-type="float">
            <text:p>6,000</text:p>
          </table:table-cell>
          <table:table-cell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4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9" calcext:value-type="date">
            <text:p>2024/01/19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2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00/00/00</text:date>, <text:time style:data-style-name="N2" text:time-value="08:25:31.39829648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9T13:46:08.295739660</dc:date>
    <meta:editing-duration>P16DT2H50M32S</meta:editing-duration>
    <meta:editing-cycles>1622</meta:editing-cycles>
    <meta:document-statistic meta:table-count="1" meta:cell-count="1121" meta:object-count="0"/>
  </office:meta>
</office:document-meta>
</file>